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5" table:default-cell-style-name="ce20"/>
        <table:table-column table:style-name="co20" table:number-columns-repeated="226" table:default-cell-style-name="ce20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3 年 9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94353" calcext:value-type="float">
            <text:p><text:s text:c="3"/>94,353</text:p>
          </table:table-cell>
          <table:table-cell table:style-name="ce36" office:value-type="float" office:value="2770" calcext:value-type="float">
            <text:p><text:s text:c="3"/>2,770</text:p>
          </table:table-cell>
          <table:table-cell table:style-name="ce36" office:value-type="float" office:value="8797" calcext:value-type="float">
            <text:p><text:s text:c="3"/>8,797</text:p>
          </table:table-cell>
          <table:table-cell table:style-name="ce36" office:value-type="float" office:value="7229" calcext:value-type="float">
            <text:p><text:s text:c="3"/>7,229</text:p>
          </table:table-cell>
          <table:table-cell table:style-name="ce36" office:value-type="float" office:value="3247" calcext:value-type="float">
            <text:p><text:s text:c="3"/>3,247</text:p>
          </table:table-cell>
          <table:table-cell table:style-name="ce36" office:value-type="float" office:value="2050" calcext:value-type="float">
            <text:p><text:s text:c="3"/>2,050</text:p>
          </table:table-cell>
          <table:table-cell table:style-name="ce36" office:value-type="float" office:value="3190" calcext:value-type="float">
            <text:p><text:s text:c="3"/>3,190</text:p>
          </table:table-cell>
          <table:table-cell table:style-name="ce36" office:value-type="float" office:value="10154" calcext:value-type="float">
            <text:p><text:s text:c="3"/>10,154</text:p>
          </table:table-cell>
          <table:table-cell table:style-name="ce36" office:value-type="float" office:value="313" calcext:value-type="float">
            <text:p><text:s text:c="3"/>313</text:p>
          </table:table-cell>
          <table:table-cell table:style-name="ce38" office:value-type="float" office:value="1" calcext:value-type="float">
            <text:p>1</text:p>
          </table:table-cell>
          <table:table-cell table:style-name="ce36" office:value-type="float" office:value="6771" calcext:value-type="float">
            <text:p><text:s text:c="3"/>6,771</text:p>
          </table:table-cell>
          <table:table-cell table:style-name="ce36" office:value-type="float" office:value="48242" calcext:value-type="float">
            <text:p><text:s text:c="3"/>48,242</text:p>
          </table:table-cell>
          <table:table-cell table:style-name="ce36" office:value-type="float" office:value="1572" calcext:value-type="float">
            <text:p><text:s text:c="3"/>1,572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93519" calcext:value-type="float">
            <text:p><text:s text:c="3"/>93,519</text:p>
          </table:table-cell>
          <table:table-cell table:style-name="ce36" office:value-type="float" office:value="3475" calcext:value-type="float">
            <text:p><text:s text:c="3"/>3,475</text:p>
          </table:table-cell>
          <table:table-cell table:style-name="ce36" office:value-type="float" office:value="8421" calcext:value-type="float">
            <text:p><text:s text:c="3"/>8,421</text:p>
          </table:table-cell>
          <table:table-cell table:style-name="ce36" office:value-type="float" office:value="6605" calcext:value-type="float">
            <text:p><text:s text:c="3"/>6,605</text:p>
          </table:table-cell>
          <table:table-cell table:style-name="ce36" office:value-type="float" office:value="3936" calcext:value-type="float">
            <text:p><text:s text:c="3"/>3,936</text:p>
          </table:table-cell>
          <table:table-cell table:style-name="ce36" office:value-type="float" office:value="1951" calcext:value-type="float">
            <text:p><text:s text:c="3"/>1,951</text:p>
          </table:table-cell>
          <table:table-cell table:style-name="ce36" office:value-type="float" office:value="2939" calcext:value-type="float">
            <text:p><text:s text:c="3"/>2,939</text:p>
          </table:table-cell>
          <table:table-cell table:style-name="ce36" office:value-type="float" office:value="9805" calcext:value-type="float">
            <text:p><text:s text:c="3"/>9,805</text:p>
          </table:table-cell>
          <table:table-cell table:style-name="ce36" office:value-type="float" office:value="1321" calcext:value-type="float">
            <text:p><text:s text:c="3"/>1,321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771" calcext:value-type="float">
            <text:p><text:s text:c="3"/>6,771</text:p>
          </table:table-cell>
          <table:table-cell table:style-name="ce36" office:value-type="float" office:value="48242" calcext:value-type="float">
            <text:p><text:s text:c="3"/>48,242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57" office:value-type="float" office:value="834" calcext:value-type="float">
            <text:p>834</text:p>
          </table:table-cell>
          <table:table-cell table:style-name="ce65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2857" calcext:value-type="float">
            <text:p><text:s text:c="3"/>42,857</text:p>
          </table:table-cell>
          <table:table-cell table:style-name="ce36" office:value-type="float" office:value="1286" calcext:value-type="float">
            <text:p><text:s text:c="3"/>1,286</text:p>
          </table:table-cell>
          <table:table-cell table:style-name="ce36" office:value-type="float" office:value="4157" calcext:value-type="float">
            <text:p><text:s text:c="3"/>4,157</text:p>
          </table:table-cell>
          <table:table-cell table:style-name="ce36" office:value-type="float" office:value="3392" calcext:value-type="float">
            <text:p><text:s text:c="3"/>3,392</text:p>
          </table:table-cell>
          <table:table-cell table:style-name="ce36" office:value-type="float" office:value="1485" calcext:value-type="float">
            <text:p><text:s text:c="3"/>1,485</text:p>
          </table:table-cell>
          <table:table-cell table:style-name="ce36" office:value-type="float" office:value="943" calcext:value-type="float">
            <text:p><text:s text:c="3"/>943</text:p>
          </table:table-cell>
          <table:table-cell table:style-name="ce36" office:value-type="float" office:value="1482" calcext:value-type="float">
            <text:p><text:s text:c="3"/>1,482</text:p>
          </table:table-cell>
          <table:table-cell table:style-name="ce36" office:value-type="float" office:value="4605" calcext:value-type="float">
            <text:p><text:s text:c="3"/>4,605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149" calcext:value-type="float">
            <text:p><text:s text:c="3"/>3,149</text:p>
          </table:table-cell>
          <table:table-cell table:style-name="ce36" office:value-type="float" office:value="21817" calcext:value-type="float">
            <text:p><text:s text:c="3"/>21,817</text:p>
          </table:table-cell>
          <table:table-cell table:style-name="ce36" office:value-type="float" office:value="362" calcext:value-type="float">
            <text:p><text:s text:c="3"/>362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42756" calcext:value-type="float">
            <text:p><text:s text:c="3"/>42,756</text:p>
          </table:table-cell>
          <table:table-cell table:style-name="ce36" office:value-type="float" office:value="1539" calcext:value-type="float">
            <text:p><text:s text:c="3"/>1,539</text:p>
          </table:table-cell>
          <table:table-cell table:style-name="ce36" office:value-type="float" office:value="3762" calcext:value-type="float">
            <text:p><text:s text:c="3"/>3,762</text:p>
          </table:table-cell>
          <table:table-cell table:style-name="ce36" office:value-type="float" office:value="2984" calcext:value-type="float">
            <text:p><text:s text:c="3"/>2,984</text:p>
          </table:table-cell>
          <table:table-cell table:style-name="ce36" office:value-type="float" office:value="1789" calcext:value-type="float">
            <text:p><text:s text:c="3"/>1,789</text:p>
          </table:table-cell>
          <table:table-cell table:style-name="ce36" office:value-type="float" office:value="898" calcext:value-type="float">
            <text:p><text:s text:c="3"/>898</text:p>
          </table:table-cell>
          <table:table-cell table:style-name="ce36" office:value-type="float" office:value="1380" calcext:value-type="float">
            <text:p><text:s text:c="3"/>1,380</text:p>
          </table:table-cell>
          <table:table-cell table:style-name="ce36" office:value-type="float" office:value="4740" calcext:value-type="float">
            <text:p><text:s text:c="3"/>4,740</text:p>
          </table:table-cell>
          <table:table-cell table:style-name="ce36" office:value-type="float" office:value="679" calcext:value-type="float">
            <text:p><text:s text:c="3"/>679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149" calcext:value-type="float">
            <text:p><text:s text:c="3"/>3,149</text:p>
          </table:table-cell>
          <table:table-cell table:style-name="ce36" office:value-type="float" office:value="21817" calcext:value-type="float">
            <text:p><text:s text:c="3"/>21,81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58" office:value-type="float" office:value="101" calcext:value-type="float">
            <text:p>101</text:p>
          </table:table-cell>
          <table:table-cell table:style-name="ce65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1496" calcext:value-type="float">
            <text:p><text:s text:c="3"/>51,496</text:p>
          </table:table-cell>
          <table:table-cell table:style-name="ce37" office:value-type="float" office:value="1484" calcext:value-type="float">
            <text:p><text:s text:c="3"/>1,484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3837" calcext:value-type="float">
            <text:p><text:s text:c="3"/>3,837</text:p>
          </table:table-cell>
          <table:table-cell table:style-name="ce37" office:value-type="float" office:value="1762" calcext:value-type="float">
            <text:p><text:s text:c="3"/>1,762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1708" calcext:value-type="float">
            <text:p><text:s text:c="3"/>1,708</text:p>
          </table:table-cell>
          <table:table-cell table:style-name="ce37" office:value-type="float" office:value="5549" calcext:value-type="float">
            <text:p><text:s text:c="3"/>5,549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3622" calcext:value-type="float">
            <text:p><text:s text:c="3"/>3,622</text:p>
          </table:table-cell>
          <table:table-cell table:style-name="ce37" office:value-type="float" office:value="26425" calcext:value-type="float">
            <text:p><text:s text:c="3"/>26,425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0763" calcext:value-type="float">
            <text:p><text:s text:c="3"/>50,763</text:p>
          </table:table-cell>
          <table:table-cell table:style-name="ce37" office:value-type="float" office:value="1936" calcext:value-type="float">
            <text:p><text:s text:c="3"/>1,936</text:p>
          </table:table-cell>
          <table:table-cell table:style-name="ce37" office:value-type="float" office:value="4659" calcext:value-type="float">
            <text:p><text:s text:c="3"/>4,659</text:p>
          </table:table-cell>
          <table:table-cell table:style-name="ce37" office:value-type="float" office:value="3621" calcext:value-type="float">
            <text:p><text:s text:c="3"/>3,621</text:p>
          </table:table-cell>
          <table:table-cell table:style-name="ce37" office:value-type="float" office:value="2147" calcext:value-type="float">
            <text:p><text:s text:c="3"/>2,147</text:p>
          </table:table-cell>
          <table:table-cell table:style-name="ce37" office:value-type="float" office:value="1053" calcext:value-type="float">
            <text:p><text:s text:c="3"/>1,053</text:p>
          </table:table-cell>
          <table:table-cell table:style-name="ce37" office:value-type="float" office:value="1559" calcext:value-type="float">
            <text:p><text:s text:c="3"/>1,559</text:p>
          </table:table-cell>
          <table:table-cell table:style-name="ce37" office:value-type="float" office:value="5065" calcext:value-type="float">
            <text:p><text:s text:c="3"/>5,065</text:p>
          </table:table-cell>
          <table:table-cell table:style-name="ce37" office:value-type="float" office:value="642" calcext:value-type="float">
            <text:p><text:s text:c="3"/>642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622" calcext:value-type="float">
            <text:p><text:s text:c="3"/>3,622</text:p>
          </table:table-cell>
          <table:table-cell table:style-name="ce37" office:value-type="float" office:value="26425" calcext:value-type="float">
            <text:p><text:s text:c="3"/>26,42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58" office:value-type="float" office:value="733" calcext:value-type="float">
            <text:p>733</text:p>
          </table:table-cell>
          <table:table-cell table:style-name="ce65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6464" calcext:value-type="float">
            <text:p>16,464</text:p>
          </table:table-cell>
          <table:table-cell table:style-name="ce38" office:value-type="float" office:value="653" calcext:value-type="float">
            <text:p>65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521" calcext:value-type="float">
            <text:p>4,521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208" calcext:value-type="float">
            <text:p>208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2909" calcext:value-type="float">
            <text:p>2,909</text:p>
          </table:table-cell>
          <table:table-cell table:style-name="ce38" office:value-type="float" office:value="73" calcext:value-type="float">
            <text:p>7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047" calcext:value-type="float">
            <text:p>7,047</text:p>
          </table:table-cell>
          <table:table-cell table:style-name="ce38" office:value-type="float" office:value="337" calcext:value-type="float">
            <text:p>33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6571" calcext:value-type="float">
            <text:p>16,571</text:p>
          </table:table-cell>
          <table:table-cell table:style-name="ce38" office:value-type="float" office:value="716" calcext:value-type="float">
            <text:p>7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93" calcext:value-type="float">
            <text:p>3,793</text:p>
          </table:table-cell>
          <table:table-cell table:style-name="ce38" office:value-type="float" office:value="460" calcext:value-type="float">
            <text:p>460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3738" calcext:value-type="float">
            <text:p>3,738</text:p>
          </table:table-cell>
          <table:table-cell table:style-name="ce38" office:value-type="float" office:value="284" calcext:value-type="float">
            <text:p>28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047" calcext:value-type="float">
            <text:p>7,04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9" calcext:value-type="float">
            <text:p>9</text:p>
          </table:table-cell>
          <table:table-cell table:style-name="ce57" office:value-type="float" office:value="-107" calcext:value-type="float">
            <text:p><text:s/>－107</text:p>
          </table:table-cell>
          <table:table-cell table:style-name="ce65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280" calcext:value-type="float">
            <text:p>7,280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81" calcext:value-type="float">
            <text:p>2,081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274" calcext:value-type="float">
            <text:p>1,274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28" calcext:value-type="float">
            <text:p>3,128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619" calcext:value-type="float">
            <text:p>7,619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14" calcext:value-type="float">
            <text:p>1,714</text:p>
          </table:table-cell>
          <table:table-cell table:style-name="ce39" office:value-type="float" office:value="204" calcext:value-type="float">
            <text:p>204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1851" calcext:value-type="float">
            <text:p>1,851</text:p>
          </table:table-cell>
          <table:table-cell table:style-name="ce39" office:value-type="float" office:value="139" calcext:value-type="float">
            <text:p>13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28" calcext:value-type="float">
            <text:p>3,12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58" office:value-type="float" office:value="-339" calcext:value-type="float">
            <text:p><text:s/>－339</text:p>
          </table:table-cell>
          <table:table-cell table:style-name="ce65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9184" calcext:value-type="float">
            <text:p>9,184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40" calcext:value-type="float">
            <text:p>2,440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1635" calcext:value-type="float">
            <text:p>1,635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19" calcext:value-type="float">
            <text:p>3,919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8952" calcext:value-type="float">
            <text:p>8,952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79" calcext:value-type="float">
            <text:p>2,079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887" calcext:value-type="float">
            <text:p>1,887</text:p>
          </table:table-cell>
          <table:table-cell table:style-name="ce40" office:value-type="float" office:value="145" calcext:value-type="float">
            <text:p>14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19" calcext:value-type="float">
            <text:p>3,91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58" office:value-type="float" office:value="232" calcext:value-type="float">
            <text:p>232</text:p>
          </table:table-cell>
          <table:table-cell table:style-name="ce65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4100" calcext:value-type="float">
            <text:p>14,100</text:p>
          </table:table-cell>
          <table:table-cell table:style-name="ce38" office:value-type="float" office:value="905" calcext:value-type="float">
            <text:p>905</text:p>
          </table:table-cell>
          <table:table-cell table:style-name="ce38" office:value-type="float" office:value="3793" calcext:value-type="float">
            <text:p>3,7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5" calcext:value-type="float">
            <text:p>365</text:p>
          </table:table-cell>
          <table:table-cell table:style-name="ce38" office:value-type="float" office:value="209" calcext:value-type="float">
            <text:p>209</text:p>
          </table:table-cell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1909" calcext:value-type="float">
            <text:p>1,909</text:p>
          </table:table-cell>
          <table:table-cell table:style-name="ce38" office:value-type="float" office:value="47" calcext:value-type="float">
            <text:p>4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346" calcext:value-type="float">
            <text:p>6,346</text:p>
          </table:table-cell>
          <table:table-cell table:style-name="ce38" office:value-type="float" office:value="242" calcext:value-type="float">
            <text:p>24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4627" calcext:value-type="float">
            <text:p>14,627</text:p>
          </table:table-cell>
          <table:table-cell table:style-name="ce38" office:value-type="float" office:value="1042" calcext:value-type="float">
            <text:p>1,042</text:p>
          </table:table-cell>
          <table:table-cell table:style-name="ce38" office:value-type="float" office:value="4521" calcext:value-type="float">
            <text:p>4,52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1814" calcext:value-type="float">
            <text:p>1,814</text:p>
          </table:table-cell>
          <table:table-cell table:style-name="ce38" office:value-type="float" office:value="121" calcext:value-type="float">
            <text:p>1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346" calcext:value-type="float">
            <text:p>6,34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57" office:value-type="float" office:value="-527" calcext:value-type="float">
            <text:p><text:s/>－527</text:p>
          </table:table-cell>
          <table:table-cell table:style-name="ce65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372" calcext:value-type="float">
            <text:p>6,372</text:p>
          </table:table-cell>
          <table:table-cell table:style-name="ce39" office:value-type="float" office:value="384" calcext:value-type="float">
            <text:p>384</text:p>
          </table:table-cell>
          <table:table-cell table:style-name="ce39" office:value-type="float" office:value="1714" calcext:value-type="float">
            <text:p>1,7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872" calcext:value-type="float">
            <text:p>872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22" calcext:value-type="float">
            <text:p>2,922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763" calcext:value-type="float">
            <text:p>6,763</text:p>
          </table:table-cell>
          <table:table-cell table:style-name="ce39" office:value-type="float" office:value="448" calcext:value-type="float">
            <text:p>448</text:p>
          </table:table-cell>
          <table:table-cell table:style-name="ce39" office:value-type="float" office:value="2081" calcext:value-type="float">
            <text:p>2,08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878" calcext:value-type="float">
            <text:p>878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22" calcext:value-type="float">
            <text:p>2,92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58" office:value-type="float" office:value="-391" calcext:value-type="float">
            <text:p><text:s/>－391</text:p>
          </table:table-cell>
          <table:table-cell table:style-name="ce65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7728" calcext:value-type="float">
            <text:p>7,728</text:p>
          </table:table-cell>
          <table:table-cell table:style-name="ce40" office:value-type="float" office:value="521" calcext:value-type="float">
            <text:p>521</text:p>
          </table:table-cell>
          <table:table-cell table:style-name="ce40" office:value-type="float" office:value="2079" calcext:value-type="float">
            <text:p>2,07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424" calcext:value-type="float">
            <text:p>3,424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864" calcext:value-type="float">
            <text:p>7,864</text:p>
          </table:table-cell>
          <table:table-cell table:style-name="ce40" office:value-type="float" office:value="594" calcext:value-type="float">
            <text:p>594</text:p>
          </table:table-cell>
          <table:table-cell table:style-name="ce40" office:value-type="float" office:value="2440" calcext:value-type="float">
            <text:p>2,4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936" calcext:value-type="float">
            <text:p>936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424" calcext:value-type="float">
            <text:p>3,42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table:style-name="ce58" office:value-type="float" office:value="-136" calcext:value-type="float">
            <text:p><text:s/>－136</text:p>
          </table:table-cell>
          <table:table-cell table:style-name="ce65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2214" calcext:value-type="float">
            <text:p>12,214</text:p>
          </table:table-cell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460" calcext:value-type="float">
            <text:p>460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2543" calcext:value-type="float">
            <text:p>2,543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923" calcext:value-type="float">
            <text:p>7,923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1540" calcext:value-type="float">
            <text:p>11,540</text:p>
          </table:table-cell>
          <table:table-cell table:style-name="ce38" office:value-type="float" office:value="365" calcext:value-type="float">
            <text:p>365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365" calcext:value-type="float">
            <text:p>36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237" calcext:value-type="float">
            <text:p>237</text:p>
          </table:table-cell>
          <table:table-cell table:style-name="ce38" office:value-type="float" office:value="1917" calcext:value-type="float">
            <text:p>1,917</text:p>
          </table:table-cell>
          <table:table-cell table:style-name="ce38" office:value-type="float" office:value="146" calcext:value-type="float">
            <text:p>14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923" calcext:value-type="float">
            <text:p>7,92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7" office:value-type="float" office:value="674" calcext:value-type="float">
            <text:p>674</text:p>
          </table:table-cell>
          <table:table-cell table:style-name="ce65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501" calcext:value-type="float">
            <text:p>5,501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204" calcext:value-type="float">
            <text:p>204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125" calcext:value-type="float">
            <text:p>1,125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73" calcext:value-type="float">
            <text:p>3,573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213" calcext:value-type="float">
            <text:p>5,213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907" calcext:value-type="float">
            <text:p>907</text:p>
          </table:table-cell>
          <table:table-cell table:style-name="ce39" office:value-type="float" office:value="76" calcext:value-type="float">
            <text:p>7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73" calcext:value-type="float">
            <text:p>3,57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8" office:value-type="float" office:value="288" calcext:value-type="float">
            <text:p>288</text:p>
          </table:table-cell>
          <table:table-cell table:style-name="ce65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6713" calcext:value-type="float">
            <text:p>6,713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418" calcext:value-type="float">
            <text:p>1,418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350" calcext:value-type="float">
            <text:p>4,350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327" calcext:value-type="float">
            <text:p>6,327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1010" calcext:value-type="float">
            <text:p>1,010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350" calcext:value-type="float">
            <text:p>4,35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58" office:value-type="float" office:value="386" calcext:value-type="float">
            <text:p>386</text:p>
          </table:table-cell>
          <table:table-cell table:style-name="ce65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6342" calcext:value-type="float">
            <text:p>6,342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40" calcext:value-type="float">
            <text:p>640</text:p>
          </table:table-cell>
          <table:table-cell table:style-name="ce38" office:value-type="float" office:value="739" calcext:value-type="float">
            <text:p>739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202" calcext:value-type="float">
            <text:p>4,202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480" calcext:value-type="float">
            <text:p>6,480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208" calcext:value-type="float">
            <text:p>208</text:p>
          </table:table-cell>
          <table:table-cell table:style-name="ce38" office:value-type="float" office:value="209" calcext:value-type="float">
            <text:p>209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78" calcext:value-type="float">
            <text:p>578</text:p>
          </table:table-cell>
          <table:table-cell table:style-name="ce38" office:value-type="float" office:value="759" calcext:value-type="float">
            <text:p>759</text:p>
          </table:table-cell>
          <table:table-cell table:style-name="ce38" office:value-type="float" office:value="108" calcext:value-type="float">
            <text:p>10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202" calcext:value-type="float">
            <text:p>4,20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57" office:value-type="float" office:value="-138" calcext:value-type="float">
            <text:p><text:s/>－138</text:p>
          </table:table-cell>
          <table:table-cell table:style-name="ce65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2886" calcext:value-type="float">
            <text:p>2,886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8" calcext:value-type="float">
            <text:p>288</text:p>
          </table:table-cell>
          <table:table-cell table:style-name="ce39" office:value-type="float" office:value="333" calcext:value-type="float">
            <text:p>333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08" calcext:value-type="float">
            <text:p>1,908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947" calcext:value-type="float">
            <text:p>2,947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9" calcext:value-type="float">
            <text:p>269</text:p>
          </table:table-cell>
          <table:table-cell table:style-name="ce39" office:value-type="float" office:value="353" calcext:value-type="float">
            <text:p>353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08" calcext:value-type="float">
            <text:p>1,90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58" office:value-type="float" office:value="-61" calcext:value-type="float">
            <text:p><text:s/>－61</text:p>
          </table:table-cell>
          <table:table-cell table:style-name="ce65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456" calcext:value-type="float">
            <text:p>3,456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94" calcext:value-type="float">
            <text:p>2,294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533" calcext:value-type="float">
            <text:p>3,533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9" calcext:value-type="float">
            <text:p>309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94" calcext:value-type="float">
            <text:p>2,29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58" office:value-type="float" office:value="-77" calcext:value-type="float">
            <text:p><text:s/>－77</text:p>
          </table:table-cell>
          <table:table-cell table:style-name="ce65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1118" calcext:value-type="float">
            <text:p>11,118</text:p>
          </table:table-cell>
          <table:table-cell table:style-name="ce38" office:value-type="float" office:value="285" calcext:value-type="float">
            <text:p>285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237" calcext:value-type="float">
            <text:p>237</text:p>
          </table:table-cell>
          <table:table-cell table:style-name="ce38" office:value-type="float" office:value="578" calcext:value-type="float">
            <text:p>5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56" calcext:value-type="float">
            <text:p>1,556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732" calcext:value-type="float">
            <text:p>7,732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230" calcext:value-type="float">
            <text:p>11,230</text:p>
          </table:table-cell>
          <table:table-cell table:style-name="ce38" office:value-type="float" office:value="305" calcext:value-type="float">
            <text:p>305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640" calcext:value-type="float">
            <text:p>64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73" calcext:value-type="float">
            <text:p>1,473</text:p>
          </table:table-cell>
          <table:table-cell table:style-name="ce38" office:value-type="float" office:value="164" calcext:value-type="float">
            <text:p>16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732" calcext:value-type="float">
            <text:p>7,73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7" office:value-type="float" office:value="-112" calcext:value-type="float">
            <text:p><text:s/>－112</text:p>
          </table:table-cell>
          <table:table-cell table:style-name="ce65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019" calcext:value-type="float">
            <text:p>5,019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269" calcext:value-type="float">
            <text:p>26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39" calcext:value-type="float">
            <text:p>739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70" calcext:value-type="float">
            <text:p>3,47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085" calcext:value-type="float">
            <text:p>5,08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288" calcext:value-type="float">
            <text:p>28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88" calcext:value-type="float">
            <text:p>688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70" calcext:value-type="float">
            <text:p>3,47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58" office:value-type="float" office:value="-66" calcext:value-type="float">
            <text:p><text:s/>－66</text:p>
          </table:table-cell>
          <table:table-cell table:style-name="ce65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099" calcext:value-type="float">
            <text:p>6,099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309" calcext:value-type="float">
            <text:p>30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17" calcext:value-type="float">
            <text:p>817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62" calcext:value-type="float">
            <text:p>4,262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145" calcext:value-type="float">
            <text:p>6,145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85" calcext:value-type="float">
            <text:p>785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62" calcext:value-type="float">
            <text:p>4,26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58" office:value-type="float" office:value="-46" calcext:value-type="float">
            <text:p><text:s/>－46</text:p>
          </table:table-cell>
          <table:table-cell table:style-name="ce65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2583" calcext:value-type="float">
            <text:p>32,583</text:p>
          </table:table-cell>
          <table:table-cell table:style-name="ce38" office:value-type="float" office:value="596" calcext:value-type="float">
            <text:p>596</text:p>
          </table:table-cell>
          <table:table-cell table:style-name="ce38" office:value-type="float" office:value="3738" calcext:value-type="float">
            <text:p>3,738</text:p>
          </table:table-cell>
          <table:table-cell table:style-name="ce38" office:value-type="float" office:value="1814" calcext:value-type="float">
            <text:p>1,814</text:p>
          </table:table-cell>
          <table:table-cell table:style-name="ce38" office:value-type="float" office:value="1917" calcext:value-type="float">
            <text:p>1,917</text:p>
          </table:table-cell>
          <table:table-cell table:style-name="ce38" office:value-type="float" office:value="759" calcext:value-type="float">
            <text:p>759</text:p>
          </table:table-cell>
          <table:table-cell table:style-name="ce38" office:value-type="float" office:value="1473" calcext:value-type="float">
            <text:p>1,4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770" calcext:value-type="float">
            <text:p>6,770</text:p>
          </table:table-cell>
          <table:table-cell table:style-name="ce38" office:value-type="float" office:value="14792" calcext:value-type="float">
            <text:p>14,792</text:p>
          </table:table-cell>
          <table:table-cell table:style-name="ce38" office:value-type="float" office:value="615" calcext:value-type="float">
            <text:p>61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2550" calcext:value-type="float">
            <text:p>32,550</text:p>
          </table:table-cell>
          <table:table-cell table:style-name="ce38" office:value-type="float" office:value="816" calcext:value-type="float">
            <text:p>816</text:p>
          </table:table-cell>
          <table:table-cell table:style-name="ce38" office:value-type="float" office:value="2909" calcext:value-type="float">
            <text:p>2,909</text:p>
          </table:table-cell>
          <table:table-cell table:style-name="ce38" office:value-type="float" office:value="1909" calcext:value-type="float">
            <text:p>1,909</text:p>
          </table:table-cell>
          <table:table-cell table:style-name="ce38" office:value-type="float" office:value="2541" calcext:value-type="float">
            <text:p>2,541</text:p>
          </table:table-cell>
          <table:table-cell table:style-name="ce38" office:value-type="float" office:value="739" calcext:value-type="float">
            <text:p>739</text:p>
          </table:table-cell>
          <table:table-cell table:style-name="ce38" office:value-type="float" office:value="1556" calcext:value-type="float">
            <text:p>1,55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98" calcext:value-type="float">
            <text:p>4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770" calcext:value-type="float">
            <text:p>6,770</text:p>
          </table:table-cell>
          <table:table-cell table:style-name="ce38" office:value-type="float" office:value="14792" calcext:value-type="float">
            <text:p>14,79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7" calcext:value-type="float">
            <text:p>17</text:p>
          </table:table-cell>
          <table:table-cell table:style-name="ce57" office:value-type="float" office:value="33" calcext:value-type="float">
            <text:p>33</text:p>
          </table:table-cell>
          <table:table-cell table:style-name="ce65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5010" calcext:value-type="float">
            <text:p>15,010</text:p>
          </table:table-cell>
          <table:table-cell table:style-name="ce39" office:value-type="float" office:value="283" calcext:value-type="float">
            <text:p>283</text:p>
          </table:table-cell>
          <table:table-cell table:style-name="ce39" office:value-type="float" office:value="1851" calcext:value-type="float">
            <text:p>1,851</text:p>
          </table:table-cell>
          <table:table-cell table:style-name="ce39" office:value-type="float" office:value="878" calcext:value-type="float">
            <text:p>878</text:p>
          </table:table-cell>
          <table:table-cell table:style-name="ce39" office:value-type="float" office:value="907" calcext:value-type="float">
            <text:p>907</text:p>
          </table:table-cell>
          <table:table-cell table:style-name="ce39" office:value-type="float" office:value="353" calcext:value-type="float">
            <text:p>353</text:p>
          </table:table-cell>
          <table:table-cell table:style-name="ce39" office:value-type="float" office:value="688" calcext:value-type="float">
            <text:p>68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48" calcext:value-type="float">
            <text:p>3,148</text:p>
          </table:table-cell>
          <table:table-cell table:style-name="ce39" office:value-type="float" office:value="6715" calcext:value-type="float">
            <text:p>6,715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4856" calcext:value-type="float">
            <text:p>14,856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1274" calcext:value-type="float">
            <text:p>1,274</text:p>
          </table:table-cell>
          <table:table-cell table:style-name="ce39" office:value-type="float" office:value="872" calcext:value-type="float">
            <text:p>872</text:p>
          </table:table-cell>
          <table:table-cell table:style-name="ce39" office:value-type="float" office:value="1125" calcext:value-type="float">
            <text:p>1,125</text:p>
          </table:table-cell>
          <table:table-cell table:style-name="ce39" office:value-type="float" office:value="333" calcext:value-type="float">
            <text:p>333</text:p>
          </table:table-cell>
          <table:table-cell table:style-name="ce39" office:value-type="float" office:value="739" calcext:value-type="float">
            <text:p>73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48" calcext:value-type="float">
            <text:p>3,148</text:p>
          </table:table-cell>
          <table:table-cell table:style-name="ce39" office:value-type="float" office:value="6715" calcext:value-type="float">
            <text:p>6,71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58" office:value-type="float" office:value="154" calcext:value-type="float">
            <text:p>154</text:p>
          </table:table-cell>
          <table:table-cell table:style-name="ce65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7573" calcext:value-type="float">
            <text:p>17,573</text:p>
          </table:table-cell>
          <table:table-cell table:style-name="ce40" office:value-type="float" office:value="313" calcext:value-type="float">
            <text:p>313</text:p>
          </table:table-cell>
          <table:table-cell table:style-name="ce40" office:value-type="float" office:value="1887" calcext:value-type="float">
            <text:p>1,887</text:p>
          </table:table-cell>
          <table:table-cell table:style-name="ce40" office:value-type="float" office:value="936" calcext:value-type="float">
            <text:p>936</text:p>
          </table:table-cell>
          <table:table-cell table:style-name="ce40" office:value-type="float" office:value="1010" calcext:value-type="float">
            <text:p>1,010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785" calcext:value-type="float">
            <text:p>7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22" calcext:value-type="float">
            <text:p>3,622</text:p>
          </table:table-cell>
          <table:table-cell table:style-name="ce40" office:value-type="float" office:value="8077" calcext:value-type="float">
            <text:p>8,077</text:p>
          </table:table-cell>
          <table:table-cell table:style-name="ce40" office:value-type="float" office:value="495" calcext:value-type="float">
            <text:p>49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694" calcext:value-type="float">
            <text:p>17,694</text:p>
          </table:table-cell>
          <table:table-cell table:style-name="ce40" office:value-type="float" office:value="436" calcext:value-type="float">
            <text:p>436</text:p>
          </table:table-cell>
          <table:table-cell table:style-name="ce40" office:value-type="float" office:value="1635" calcext:value-type="float">
            <text:p>1,635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416" calcext:value-type="float">
            <text:p>1,416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817" calcext:value-type="float">
            <text:p>8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22" calcext:value-type="float">
            <text:p>3,622</text:p>
          </table:table-cell>
          <table:table-cell table:style-name="ce40" office:value-type="float" office:value="8077" calcext:value-type="float">
            <text:p>8,07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58" office:value-type="float" office:value="-121" calcext:value-type="float">
            <text:p><text:s/>－121</text:p>
          </table:table-cell>
          <table:table-cell table:style-name="ce65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49" calcext:value-type="float">
            <text:p>1,94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263" calcext:value-type="float">
            <text:p>1,26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54" calcext:value-type="float">
            <text:p>2,054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1263" calcext:value-type="float">
            <text:p>1,26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105" calcext:value-type="float">
            <text:p><text:s/>－105</text:p>
          </table:table-cell>
          <table:table-cell table:style-name="ce65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91" calcext:value-type="float">
            <text:p>89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577" calcext:value-type="float">
            <text:p>57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7" calcext:value-type="float">
            <text:p>94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577" calcext:value-type="float">
            <text:p>57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56" calcext:value-type="float">
            <text:p><text:s/>－56</text:p>
          </table:table-cell>
          <table:table-cell table:style-name="ce65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58" calcext:value-type="float">
            <text:p>1,05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686" calcext:value-type="float">
            <text:p>68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7" calcext:value-type="float">
            <text:p>1,10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686" calcext:value-type="float">
            <text:p>68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49" calcext:value-type="float">
            <text:p><text:s/>－49</text:p>
          </table:table-cell>
          <table:table-cell table:style-name="ce65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734" calcext:value-type="float">
            <text:p>9,734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1771" calcext:value-type="float">
            <text:p>1,771</text:p>
          </table:table-cell>
          <table:table-cell table:style-name="ce41" office:value-type="float" office:value="771" calcext:value-type="float">
            <text:p>771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0" calcext:value-type="float">
            <text:p>1,330</text:p>
          </table:table-cell>
          <table:table-cell table:style-name="ce41" office:value-type="float" office:value="4778" calcext:value-type="float">
            <text:p>4,778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8545" calcext:value-type="float">
            <text:p>8,545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994" calcext:value-type="float">
            <text:p>994</text:p>
          </table:table-cell>
          <table:table-cell table:style-name="ce41" office:value-type="float" office:value="548" calcext:value-type="float">
            <text:p>548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4778" calcext:value-type="float">
            <text:p>4,77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59" office:value-type="float" office:value="1189" calcext:value-type="float">
            <text:p>1,189</text:p>
          </table:table-cell>
          <table:table-cell table:style-name="ce65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488" calcext:value-type="float">
            <text:p>4,48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2209" calcext:value-type="float">
            <text:p>2,20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970" calcext:value-type="float">
            <text:p>3,970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2209" calcext:value-type="float">
            <text:p>2,20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0" office:value-type="float" office:value="518" calcext:value-type="float">
            <text:p>518</text:p>
          </table:table-cell>
          <table:table-cell table:style-name="ce65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246" calcext:value-type="float">
            <text:p>5,246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919" calcext:value-type="float">
            <text:p>919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3" calcext:value-type="float">
            <text:p>693</text:p>
          </table:table-cell>
          <table:table-cell table:style-name="ce43" office:value-type="float" office:value="2569" calcext:value-type="float">
            <text:p>2,569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75" calcext:value-type="float">
            <text:p>4,575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572" calcext:value-type="float">
            <text:p>572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8" calcext:value-type="float">
            <text:p>628</text:p>
          </table:table-cell>
          <table:table-cell table:style-name="ce43" office:value-type="float" office:value="2569" calcext:value-type="float">
            <text:p>2,56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60" office:value-type="float" office:value="671" calcext:value-type="float">
            <text:p>671</text:p>
          </table:table-cell>
          <table:table-cell table:style-name="ce65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317" calcext:value-type="float">
            <text:p>2,31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4" calcext:value-type="float">
            <text:p>1,024</text:p>
          </table:table-cell>
          <table:table-cell table:style-name="ce41" office:value-type="float" office:value="683" calcext:value-type="float">
            <text:p>68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9" calcext:value-type="float">
            <text:p>689</text:p>
          </table:table-cell>
          <table:table-cell table:style-name="ce41" office:value-type="float" office:value="683" calcext:value-type="float">
            <text:p>68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555" calcext:value-type="float">
            <text:p>555</text:p>
          </table:table-cell>
          <table:table-cell table:style-name="ce65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84" calcext:value-type="float">
            <text:p>1,08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6" calcext:value-type="float">
            <text:p>486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3" calcext:value-type="float">
            <text:p>78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301" calcext:value-type="float">
            <text:p>30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301" calcext:value-type="float">
            <text:p>301</text:p>
          </table:table-cell>
          <table:table-cell table:style-name="ce65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33" calcext:value-type="float">
            <text:p>1,23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8" calcext:value-type="float">
            <text:p>538</text:p>
          </table:table-cell>
          <table:table-cell table:style-name="ce43" office:value-type="float" office:value="382" calcext:value-type="float">
            <text:p>38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9" calcext:value-type="float">
            <text:p>97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382" calcext:value-type="float">
            <text:p>3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254" calcext:value-type="float">
            <text:p>254</text:p>
          </table:table-cell>
          <table:table-cell table:style-name="ce65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728" calcext:value-type="float">
            <text:p>72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10" calcext:value-type="float">
            <text:p>1,71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5" calcext:value-type="float">
            <text:p>405</text:p>
          </table:table-cell>
          <table:table-cell table:style-name="ce41" office:value-type="float" office:value="728" calcext:value-type="float">
            <text:p>7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-25" calcext:value-type="float">
            <text:p><text:s/>－25</text:p>
          </table:table-cell>
          <table:table-cell table:style-name="ce65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6" calcext:value-type="float">
            <text:p>75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322" calcext:value-type="float">
            <text:p>3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12" calcext:value-type="float">
            <text:p>12</text:p>
          </table:table-cell>
          <table:table-cell table:style-name="ce65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4" calcext:value-type="float">
            <text:p>95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-37" calcext:value-type="float">
            <text:p><text:s/>－37</text:p>
          </table:table-cell>
          <table:table-cell table:style-name="ce65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643" calcext:value-type="float">
            <text:p>2,643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1463" calcext:value-type="float">
            <text:p>1,463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09" calcext:value-type="float">
            <text:p>3,409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753" calcext:value-type="float">
            <text:p>75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8" calcext:value-type="float">
            <text:p>598</text:p>
          </table:table-cell>
          <table:table-cell table:style-name="ce41" office:value-type="float" office:value="1463" calcext:value-type="float">
            <text:p>1,4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59" office:value-type="float" office:value="-766" calcext:value-type="float">
            <text:p><text:s/>－766</text:p>
          </table:table-cell>
          <table:table-cell table:style-name="ce65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11" calcext:value-type="float">
            <text:p>1,11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20" calcext:value-type="float">
            <text:p>1,52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409" calcext:value-type="float">
            <text:p><text:s/>－409</text:p>
          </table:table-cell>
          <table:table-cell table:style-name="ce65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532" calcext:value-type="float">
            <text:p>1,53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848" calcext:value-type="float">
            <text:p>84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89" calcext:value-type="float">
            <text:p>1,88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848" calcext:value-type="float">
            <text:p>8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-357" calcext:value-type="float">
            <text:p><text:s/>－357</text:p>
          </table:table-cell>
          <table:table-cell table:style-name="ce65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80" calcext:value-type="float">
            <text:p>1,28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8" calcext:value-type="float">
            <text:p>1,47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461" calcext:value-type="float">
            <text:p>46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198" calcext:value-type="float">
            <text:p><text:s/>－198</text:p>
          </table:table-cell>
          <table:table-cell table:style-name="ce65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83" calcext:value-type="float">
            <text:p>183</text:p>
          </table:table-cell>
          <table:table-cell table:number-columns-repeated="2"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207" calcext:value-type="float">
            <text:p>20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62" calcext:value-type="float">
            <text:p><text:s/>－62</text:p>
          </table:table-cell>
          <table:table-cell table:style-name="ce65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94" calcext:value-type="float">
            <text:p>69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0" calcext:value-type="float">
            <text:p>8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254" calcext:value-type="float">
            <text:p>25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136" calcext:value-type="float">
            <text:p><text:s/>－136</text:p>
          </table:table-cell>
          <table:table-cell table:style-name="ce65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72" calcext:value-type="float">
            <text:p>1,67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663" calcext:value-type="float">
            <text:p>66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61" calcext:value-type="float">
            <text:p>1,86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3" calcext:value-type="float">
            <text:p>423</text:p>
          </table:table-cell>
          <table:table-cell table:style-name="ce41" office:value-type="float" office:value="663" calcext:value-type="float">
            <text:p>6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float" office:value="-189" calcext:value-type="float">
            <text:p><text:s/>－189</text:p>
          </table:table-cell>
          <table:table-cell table:style-name="ce65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4" calcext:value-type="float">
            <text:p>88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309" calcext:value-type="float">
            <text:p>3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116" calcext:value-type="float">
            <text:p><text:s/>－116</text:p>
          </table:table-cell>
          <table:table-cell table:style-name="ce65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04" calcext:value-type="float">
            <text:p>90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7" calcext:value-type="float">
            <text:p>97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1" office:value-type="float" office:value="-73" calcext:value-type="float">
            <text:p><text:s/>－73</text:p>
          </table:table-cell>
          <table:table-cell table:style-name="ce65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05" calcext:value-type="float">
            <text:p>1,20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2" calcext:value-type="float">
            <text:p>482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54" calcext:value-type="float">
            <text:p>1,45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7" calcext:value-type="float">
            <text:p>607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-249" calcext:value-type="float">
            <text:p><text:s/>－249</text:p>
          </table:table-cell>
          <table:table-cell table:style-name="ce65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57" calcext:value-type="float">
            <text:p>55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35" calcext:value-type="float">
            <text:p>63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78" calcext:value-type="float">
            <text:p><text:s/>－78</text:p>
          </table:table-cell>
          <table:table-cell table:style-name="ce65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48" calcext:value-type="float">
            <text:p>64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9" calcext:value-type="float">
            <text:p>81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3" calcext:value-type="float">
            <text:p>343</text:p>
          </table:table-cell>
          <table:table-cell table:style-name="ce43" office:value-type="float" office:value="185" calcext:value-type="float">
            <text:p>18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171" calcext:value-type="float">
            <text:p><text:s/>－171</text:p>
          </table:table-cell>
          <table:table-cell table:style-name="ce65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87" calcext:value-type="float">
            <text:p>2,187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522" calcext:value-type="float">
            <text:p>5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1024" calcext:value-type="float">
            <text:p>1,02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94" calcext:value-type="float">
            <text:p>2,49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681" calcext:value-type="float">
            <text:p>6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1024" calcext:value-type="float">
            <text:p>1,02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307" calcext:value-type="float">
            <text:p><text:s/>－307</text:p>
          </table:table-cell>
          <table:table-cell table:style-name="ce65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06" calcext:value-type="float">
            <text:p>1,00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5" calcext:value-type="float">
            <text:p>1,11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479" calcext:value-type="float">
            <text:p>47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109" calcext:value-type="float">
            <text:p><text:s/>－109</text:p>
          </table:table-cell>
          <table:table-cell table:style-name="ce65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81" calcext:value-type="float">
            <text:p>1,18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545" calcext:value-type="float">
            <text:p>54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9" calcext:value-type="float">
            <text:p>1,37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545" calcext:value-type="float">
            <text:p>54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198" calcext:value-type="float">
            <text:p><text:s/>－198</text:p>
          </table:table-cell>
          <table:table-cell table:style-name="ce65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13" calcext:value-type="float">
            <text:p>7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95" calcext:value-type="float">
            <text:p>79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262" calcext:value-type="float">
            <text:p>26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82" calcext:value-type="float">
            <text:p><text:s/>－82</text:p>
          </table:table-cell>
          <table:table-cell table:style-name="ce65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25" calcext:value-type="float">
            <text:p>12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25" calcext:value-type="float">
            <text:p>1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9" calcext:value-type="float">
            <text:p><text:s/>－9</text:p>
          </table:table-cell>
          <table:table-cell table:style-name="ce65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2"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8" calcext:value-type="float">
            <text:p>41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137" calcext:value-type="float">
            <text:p>13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73" calcext:value-type="float">
            <text:p><text:s/>－73</text:p>
          </table:table-cell>
          <table:table-cell table:style-name="ce65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27" calcext:value-type="float">
            <text:p>1,52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874" calcext:value-type="float">
            <text:p>87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55" calcext:value-type="float">
            <text:p>1,65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5" calcext:value-type="float">
            <text:p>335</text:p>
          </table:table-cell>
          <table:table-cell table:style-name="ce41" office:value-type="float" office:value="874" calcext:value-type="float">
            <text:p>8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-128" calcext:value-type="float">
            <text:p><text:s/>－128</text:p>
          </table:table-cell>
          <table:table-cell table:style-name="ce65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87" calcext:value-type="float">
            <text:p>68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8" calcext:value-type="float">
            <text:p>75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384" calcext:value-type="float">
            <text:p>3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71" calcext:value-type="float">
            <text:p><text:s/>－71</text:p>
          </table:table-cell>
          <table:table-cell table:style-name="ce65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40" calcext:value-type="float">
            <text:p>84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490" calcext:value-type="float">
            <text:p>49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7" calcext:value-type="float">
            <text:p>89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490" calcext:value-type="float">
            <text:p>4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-57" calcext:value-type="float">
            <text:p><text:s/>－57</text:p>
          </table:table-cell>
          <table:table-cell table:style-name="ce65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44" calcext:value-type="float">
            <text:p>74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97" calcext:value-type="float">
            <text:p>9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376" calcext:value-type="float">
            <text:p>376</text:p>
          </table:table-cell>
          <table:table-cell table:style-name="ce65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51" calcext:value-type="float">
            <text:p>5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1" calcext:value-type="float">
            <text:p>5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215" calcext:value-type="float">
            <text:p>215</text:p>
          </table:table-cell>
          <table:table-cell table:style-name="ce65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6" calcext:value-type="float">
            <text:p>4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161" calcext:value-type="float">
            <text:p>161</text:p>
          </table:table-cell>
          <table:table-cell table:style-name="ce65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44" calcext:value-type="float">
            <text:p>1,74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9" calcext:value-type="float">
            <text:p>1,79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-55" calcext:value-type="float">
            <text:p><text:s/>－55</text:p>
          </table:table-cell>
          <table:table-cell table:style-name="ce65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3" calcext:value-type="float">
            <text:p>80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3" calcext:value-type="float">
            <text:p><text:s/>－3</text:p>
          </table:table-cell>
          <table:table-cell table:style-name="ce65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44" calcext:value-type="float">
            <text:p>94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525" calcext:value-type="float">
            <text:p>52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6" calcext:value-type="float">
            <text:p>99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525" calcext:value-type="float">
            <text:p>52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52" calcext:value-type="float">
            <text:p><text:s/>－52</text:p>
          </table:table-cell>
          <table:table-cell table:style-name="ce65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77" calcext:value-type="float">
            <text:p>2,177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67" calcext:value-type="float">
            <text:p>767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8" calcext:value-type="float">
            <text:p>2,068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7" calcext:value-type="float">
            <text:p>757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9" office:value-type="float" office:value="109" calcext:value-type="float">
            <text:p>109</text:p>
          </table:table-cell>
          <table:table-cell table:style-name="ce65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21" calcext:value-type="float">
            <text:p>1,02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4" calcext:value-type="float">
            <text:p>95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0" office:value-type="float" office:value="67" calcext:value-type="float">
            <text:p>67</text:p>
          </table:table-cell>
          <table:table-cell table:style-name="ce65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56" calcext:value-type="float">
            <text:p>1,15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411" calcext:value-type="float">
            <text:p>411</text:p>
          </table:table-cell>
          <table:table-cell table:style-name="ce43" office:value-type="float" office:value="474" calcext:value-type="float">
            <text:p>47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4" calcext:value-type="float">
            <text:p>1,11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5" calcext:value-type="float">
            <text:p>415</text:p>
          </table:table-cell>
          <table:table-cell table:style-name="ce43" office:value-type="float" office:value="474" calcext:value-type="float">
            <text:p>4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42" calcext:value-type="float">
            <text:p>42</text:p>
          </table:table-cell>
          <table:table-cell table:style-name="ce65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2" table:style-name="ce41" office:value-type="float" office:value="46" calcext:value-type="float">
            <text:p>4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98" calcext:value-type="float">
            <text:p>1,09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-92" calcext:value-type="float">
            <text:p><text:s/>－92</text:p>
          </table:table-cell>
          <table:table-cell table:style-name="ce65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5" calcext:value-type="float">
            <text:p>50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46" calcext:value-type="float">
            <text:p><text:s/>－46</text:p>
          </table:table-cell>
          <table:table-cell table:style-name="ce65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47" calcext:value-type="float">
            <text:p>54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3" calcext:value-type="float">
            <text:p>59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76" calcext:value-type="float">
            <text:p>17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46" calcext:value-type="float">
            <text:p><text:s/>－46</text:p>
          </table:table-cell>
          <table:table-cell table:style-name="ce65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532" calcext:value-type="float">
            <text:p>1,532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84" calcext:value-type="float">
            <text:p>284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64" calcext:value-type="float">
            <text:p>164</text:p>
          </table:table-cell>
          <table:table-cell table:style-name="ce38" office:value-type="float" office:value="498" calcext:value-type="float">
            <text:p>49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21" calcext:value-type="float">
            <text:p>52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04" calcext:value-type="float">
            <text:p>10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00" calcext:value-type="float">
            <text:p>20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57" office:value-type="float" office:value="1011" calcext:value-type="float">
            <text:p>1,011</text:p>
          </table:table-cell>
          <table:table-cell table:style-name="ce65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89" calcext:value-type="float">
            <text:p>789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1" calcext:value-type="float">
            <text:p>10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63" calcext:value-type="float">
            <text:p>6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1" calcext:value-type="float">
            <text:p>10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58" office:value-type="float" office:value="516" calcext:value-type="float">
            <text:p>516</text:p>
          </table:table-cell>
          <table:table-cell table:style-name="ce65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743" calcext:value-type="float">
            <text:p>74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236" calcext:value-type="float">
            <text:p>23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99" calcext:value-type="float">
            <text:p>9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8" office:value-type="float" office:value="495" calcext:value-type="float">
            <text:p>495</text:p>
          </table:table-cell>
          <table:table-cell table:style-name="ce65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48" calcext:value-type="float">
            <text:p>1,44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448" calcext:value-type="float">
            <text:p>44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88" calcext:value-type="float">
            <text:p>8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7" calcext:value-type="float">
            <text:p>19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983" calcext:value-type="float">
            <text:p>983</text:p>
          </table:table-cell>
          <table:table-cell table:style-name="ce65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37" calcext:value-type="float">
            <text:p>73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235" calcext:value-type="float">
            <text:p>23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9" calcext:value-type="float">
            <text:p>9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3" calcext:value-type="float">
            <text:p>5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9" calcext:value-type="float">
            <text:p>9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494" calcext:value-type="float">
            <text:p>494</text:p>
          </table:table-cell>
          <table:table-cell table:style-name="ce65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11" calcext:value-type="float">
            <text:p>71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213" calcext:value-type="float">
            <text:p>2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8" calcext:value-type="float">
            <text:p>9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489" calcext:value-type="float">
            <text:p>489</text:p>
          </table:table-cell>
          <table:table-cell table:style-name="ce65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28" calcext:value-type="float">
            <text:p>28</text:p>
          </table:table-cell>
          <table:table-cell table:style-name="ce65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22" calcext:value-type="float">
            <text:p>22</text:p>
          </table:table-cell>
          <table:table-cell table:style-name="ce65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6" calcext:value-type="float">
            <text:p>6</text:p>
          </table:table-cell>
          <table:table-cell table:style-name="ce65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1" table:number-columns-repeated="4"/>
          <table:table-cell table:style-name="ce62" office:value-type="string" calcext:value-type="string">
            <text:p>內政部戶政司 民國103年10月6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3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64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0-06T13:54:13</meta:creation-date>
    <dc:creator>user</dc:creator>
    <dc:date>2014-10-06T13:55:01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